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ff0000" loext:opacity="100%" fo:font-size="14pt" officeooo:rsid="001bf96e" officeooo:paragraph-rsid="001bf96e" style:font-size-asian="14pt" style:font-size-complex="14pt"/>
    </style:style>
    <style:style style:name="P2" style:family="paragraph" style:parent-style-name="Standard">
      <style:text-properties fo:color="#ff0000" loext:opacity="100%" fo:font-size="14pt" officeooo:rsid="001d0fdd" officeooo:paragraph-rsid="001d0fdd" style:font-size-asian="14pt" style:font-size-complex="14pt"/>
    </style:style>
    <style:style style:name="P3" style:family="paragraph" style:parent-style-name="Standard">
      <style:text-properties fo:color="#ff0000" loext:opacity="100%" style:font-name="Liberation Serif" fo:font-weight="bold" officeooo:rsid="00153582" officeooo:paragraph-rsid="001d0fdd" style:font-weight-asian="bold" style:font-weight-complex="bold"/>
    </style:style>
    <style:style style:name="P4" style:family="paragraph" style:parent-style-name="Standard">
      <style:text-properties fo:color="#ff0000" loext:opacity="100%" style:font-name="Liberation Serif" fo:font-weight="bold" officeooo:rsid="0012f2a0" officeooo:paragraph-rsid="001d0fdd" style:font-weight-asian="bold" style:font-weight-complex="bold"/>
    </style:style>
    <style:style style:name="P5" style:family="paragraph" style:parent-style-name="Standard">
      <style:text-properties fo:color="#ff0000" loext:opacity="100%" style:font-name="Liberation Serif" fo:font-weight="normal" officeooo:rsid="0012f2a0" officeooo:paragraph-rsid="001d0fdd" style:font-weight-asian="normal" style:font-weight-complex="normal"/>
    </style:style>
    <style:style style:name="P6" style:family="paragraph" style:parent-style-name="Standard">
      <style:text-properties fo:color="#ff0000" loext:opacity="100%" style:font-name="Liberation Serif" fo:font-size="14pt" fo:font-weight="normal" officeooo:rsid="0012f2a0" officeooo:paragraph-rsid="001d0fd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fo:color="#000000" loext:opacity="100%" fo:font-size="12pt" officeooo:rsid="001bf96e" officeooo:paragraph-rsid="001bf96e" style:font-size-asian="10.5pt" style:font-size-complex="12pt"/>
    </style:style>
    <style:style style:name="P9" style:family="paragraph" style:parent-style-name="Standard">
      <style:text-properties fo:color="#000000" loext:opacity="100%" fo:font-size="12pt" officeooo:rsid="001d0fdd" officeooo:paragraph-rsid="001d0fdd" style:font-size-asian="10.5pt" style:font-size-complex="12pt"/>
    </style:style>
    <style:style style:name="P10" style:family="paragraph" style:parent-style-name="Standard">
      <style:text-properties fo:color="#000000" loext:opacity="100%" fo:font-size="12pt" fo:font-weight="normal" officeooo:rsid="001d0fdd" officeooo:paragraph-rsid="001d0fdd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1d0fdd" officeooo:paragraph-rsid="001d0fdd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style:font-name="Liberation Serif" fo:font-weight="normal" officeooo:rsid="0019424f" officeooo:paragraph-rsid="001d0fdd" style:font-weight-asian="normal" style:font-weight-complex="normal"/>
    </style:style>
    <style:style style:name="P13" style:family="paragraph" style:parent-style-name="Standard">
      <style:text-properties fo:color="#000000" loext:opacity="100%" style:font-name="Liberation Serif" fo:font-weight="normal" officeooo:rsid="00153582" officeooo:paragraph-rsid="001d0fdd" style:font-weight-asian="normal" style:font-weight-complex="normal"/>
    </style:style>
    <style:style style:name="P14" style:family="paragraph" style:parent-style-name="Standard">
      <style:text-properties fo:color="#000000" loext:opacity="100%" style:font-name="Liberation Serif" fo:font-weight="normal" officeooo:rsid="00143c97" officeooo:paragraph-rsid="001d0fdd" style:font-weight-asian="normal" style:font-weight-complex="normal"/>
    </style:style>
    <style:style style:name="P15" style:family="paragraph" style:parent-style-name="Standard">
      <style:text-properties fo:color="#000000" loext:opacity="100%" style:font-name="Liberation Serif" fo:font-weight="normal" officeooo:rsid="0012f2a0" officeooo:paragraph-rsid="001d0fdd" style:font-weight-asian="normal" style:font-weight-complex="normal"/>
    </style:style>
    <style:style style:name="P16" style:family="paragraph" style:parent-style-name="Standard">
      <style:text-properties fo:color="#000000" loext:opacity="100%" style:font-name="Liberation Serif" fo:font-weight="bold" officeooo:rsid="0012f2a0" officeooo:paragraph-rsid="001d0fdd" style:font-weight-asian="bold" style:font-weight-complex="bold"/>
    </style:style>
    <style:style style:name="P17" style:family="paragraph" style:parent-style-name="Standard">
      <style:text-properties fo:color="#c9211e" loext:opacity="100%" fo:font-size="12pt" fo:font-weight="normal" officeooo:rsid="001d0fdd" officeooo:paragraph-rsid="001d0fdd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color="#c9211e" loext:opacity="100%" fo:font-size="14pt" fo:font-weight="normal" officeooo:rsid="001d0fdd" officeooo:paragraph-rsid="001d0fdd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c9211e" loext:opacity="100%" fo:font-size="14pt" fo:font-weight="normal" officeooo:rsid="001d0fdd" officeooo:paragraph-rsid="001d0fdd" style:font-size-asian="12.25pt" style:font-weight-asian="normal" style:font-size-complex="14pt" style:font-weight-complex="normal"/>
    </style:style>
    <style:style style:name="P20" style:family="paragraph" style:parent-style-name="Standard">
      <style:text-properties fo:color="#00a933" loext:opacity="100%" fo:font-size="12pt" fo:font-weight="normal" officeooo:rsid="001d0fdd" officeooo:paragraph-rsid="001d0fdd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color="#ff4000" loext:opacity="100%" fo:font-size="12pt" fo:font-weight="normal" officeooo:rsid="001d0fdd" officeooo:paragraph-rsid="001d0fdd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53582" officeooo:paragraph-rsid="001d0fdd" style:font-weight-asian="normal" style:font-weight-complex="normal" loext:padding="0cm" loext:border="none"/>
    </style:style>
    <style:style style:name="P23" style:family="paragraph" style:parent-style-name="Standard">
      <style:text-properties fo:color="#2a6099" loext:opacity="100%" fo:font-size="12pt" fo:font-weight="normal" officeooo:rsid="001d0fdd" officeooo:paragraph-rsid="001d0fdd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color="#2a6099" loext:opacity="100%" fo:font-size="14pt" fo:font-weight="normal" officeooo:rsid="001d0fdd" officeooo:paragraph-rsid="001d0fdd" style:font-size-asian="12.25pt" style:font-weight-asian="normal" style:font-size-complex="14pt" style:font-weight-complex="normal"/>
    </style:style>
    <style:style style:name="P25" style:family="paragraph" style:parent-style-name="Standard">
      <style:text-properties fo:color="#000000" loext:opacity="100%" fo:font-size="12pt" fo:font-weight="normal" officeooo:rsid="001d0fdd" officeooo:paragraph-rsid="001d0fdd" style:font-size-asian="10.5pt" style:font-weight-asian="normal" style:font-size-complex="12pt" style:font-weight-complex="normal"/>
    </style:style>
    <style:style style:name="T1" style:family="text">
      <style:text-properties fo:font-size="15pt" officeooo:rsid="001bf96e" style:font-size-asian="15pt" style:font-size-complex="15pt"/>
    </style:style>
    <style:style style:name="T2" style:family="text">
      <style:text-properties fo:font-size="15pt" officeooo:rsid="001e81e4" style:font-size-asian="15pt" style:font-size-complex="15pt"/>
    </style:style>
    <style:style style:name="T3" style:family="text">
      <style:text-properties officeooo:rsid="001d0fdd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0fdd" style:font-weight-asian="bold" style:font-weight-complex="bold"/>
    </style:style>
    <style:style style:name="T7" style:family="text">
      <style:text-properties fo:font-weight="bold" officeooo:rsid="001e6f29" style:font-weight-asian="bold" style:font-weight-complex="bold"/>
    </style:style>
    <style:style style:name="T8" style:family="text">
      <style:text-properties fo:font-weight="bold" officeooo:rsid="001e81e4" style:font-weight-asian="bold" style:font-weight-complex="bold"/>
    </style:style>
    <style:style style:name="T9" style:family="text">
      <style:text-properties fo:color="#c9211e" loext:opacity="100%" fo:font-size="14pt" style:font-size-asian="12.25pt" style:font-size-complex="14pt"/>
    </style:style>
    <style:style style:name="T10" style:family="text">
      <style:text-properties fo:font-size="14pt" style:font-size-asian="12.25pt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officeooo:rsid="00143c97"/>
    </style:style>
    <style:style style:name="T15" style:family="text">
      <style:text-properties fo:color="#2a6099" loext:opacity="100%"/>
    </style:style>
    <style:style style:name="T16" style:family="text">
      <style:text-properties fo:color="#2a6099" loext:opacity="100%" fo:font-size="14pt" style:font-size-asian="12.25pt" style:font-size-complex="14pt"/>
    </style:style>
    <style:style style:name="T17" style:family="text">
      <style:text-properties fo:color="#ff0000" loext:opacity="100%" fo:font-size="14pt" style:font-size-asian="12.25pt" style:font-size-complex="14pt"/>
    </style:style>
    <style:style style:name="T18" style:family="text">
      <style:text-properties fo:font-variant="normal" fo:text-transform="none" fo:font-size="12pt" fo:letter-spacing="normal" fo:font-style="normal" loext:padding="0cm" loext:border="none"/>
    </style:style>
    <style:style style:name="T19" style:family="text">
      <style:text-properties officeooo:rsid="00143c97"/>
    </style:style>
    <style:style style:name="T20" style:family="text">
      <style:text-properties officeooo:rsid="001e6f29"/>
    </style:style>
    <style:style style:name="T21" style:family="text">
      <style:text-properties officeooo:rsid="001e81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 text:c="49"/><text:span text:style-name="T1">Cahier des Charges « </text:span><text:span text:style-name="T2">Stats Stalker</text:span><text:span text:style-name="T1"> »</text:span></text:p>
      <text:p text:style-name="Standard"/>
      <text:p text:style-name="P2">Infos client :</text:p>
      <text:p text:style-name="P1"/>
      <text:p text:style-name="P9">Durand Martin </text:p>
      <text:p text:style-name="P8">mail : <text:span text:style-name="T3">unfauxmail@fakemail.com</text:span></text:p>
      <text:p text:style-name="P8">tel : 06 16 15 22 42</text:p>
      <text:p text:style-name="P8"/>
      <text:p text:style-name="P18">Présentation :</text:p>
      <text:p text:style-name="P18"/>
      <text:p text:style-name="P11">- <text:span text:style-name="T4">Statut :</text:span></text:p>
      <text:p text:style-name="P10">- Identité : Logo</text:p>
      <text:p text:style-name="P10">- Histoire : Entreprise récente crée fin 2023.</text:p>
      <text:p text:style-name="P11"><text:span text:style-name="T4"/></text:p>
      <text:p text:style-name="P19">L’énoncé du besoin :</text:p>
      <text:p text:style-name="P10"/>
      <text:p text:style-name="P10">- Voulez vous une page web pour la présentation de votre application ? OUI </text:p>
      <text:p text:style-name="P10">- Souhaitez vous vendre des produits depuis cette application ? NON</text:p>
      <text:p text:style-name="P10"/>
      <text:p text:style-name="P19">Intervenant : </text:p>
      <text:p text:style-name="P19"/>
      <text:p text:style-name="P10">Mayer Justin </text:p>
      <text:p text:style-name="P10">téléphone : 06-16-15-22-42</text:p>
      <text:p text:style-name="P10">mail : <text:a xlink:type="simple" xlink:href="mailto:justinmayer0107@gmail.com" text:style-name="Internet_20_link" text:visited-style-name="Visited_20_Internet_20_Link">justinmayer0107@gmail.com</text:a></text:p>
      <text:p text:style-name="P10"/>
      <text:p text:style-name="P10"/>
      <text:p text:style-name="P19">QQOQCP :</text:p>
      <text:p text:style-name="P19"/>
      <text:p text:style-name="P17">Qui ? </text:p>
      <text:p text:style-name="P10">Qui êtes vous et que proposez vous ? <text:span text:style-name="T5">Une petite entreprise qui souhaite créer du lien entres les joueurs et leur proposer de ce lancer des défis.</text:span></text:p>
      <text:p text:style-name="P10"><text:span text:style-name="T5"/></text:p>
      <text:p text:style-name="P10">Pour qui ? <text:span text:style-name="T5">Pour les personnes qui jouent aux jeux vidéos. </text:span></text:p>
      <text:p text:style-name="P10"><text:span text:style-name="T5"/></text:p>
      <text:p text:style-name="P10">Qu’elle clientèle vous ? <text:span text:style-name="T5"><text:s/>Une population âgée</text:span><text:span text:style-name="T5"> de 1</text:span><text:span text:style-name="T8">8+.</text:span></text:p>
      <text:p text:style-name="P10"><text:span text:style-name="T5"/></text:p>
      <text:p text:style-name="P17">Quoi ? </text:p>
      <text:p text:style-name="P17"/>
      <text:p text:style-name="P10">- Avec quoi ? Outils de mise en lien ? <text:span text:style-name="T5">Une application téléchargeable depuis le Play Store. </text:span></text:p>
      <text:p text:style-name="P10"/>
      <text:p text:style-name="P10">- En relation avec quoi ? <text:span text:style-name="T5">En relation avec les jeux vidéos.</text:span></text:p>
      <text:p text:style-name="P10"><text:span text:style-name="T5"/></text:p>
      <text:p text:style-name="P10"><text:span text:style-name="T5">- </text:span><text:span text:style-name="T20">Quel support ? </text:span><text:span text:style-name="T7">Application mobile</text:span></text:p>
      <text:p text:style-name="P10"><text:span text:style-name="T5"/></text:p>
      <text:p text:style-name="P17">Où ? </text:p>
      <text:p text:style-name="P17"/>
      <text:p text:style-name="P10">Géographie : <text:span text:style-name="T5">En ligne. </text:span></text:p>
      <text:p text:style-name="P10"><text:span text:style-name="T5"/></text:p>
      <text:p text:style-name="P10">Quel moyen ? </text:p>
      <text:p text:style-name="P10"/>
      <text:p text:style-name="P10"><text:soft-page-break/></text:p>
      <text:p text:style-name="P10"/>
      <text:p text:style-name="P17">Quand ? </text:p>
      <text:p text:style-name="P17"/>
      <text:p text:style-name="P10">- A partir de quand ? <text:span text:style-name="T5">A partir du mois de Juillet 2024.</text:span></text:p>
      <text:p text:style-name="P10"/>
      <text:p text:style-name="P10">- Site éphémère en lien avec un évènement ? <text:span text:style-name="T5">Non, l’application ne serait pas éphémère.</text:span></text:p>
      <text:p text:style-name="P10"><text:span text:style-name="T5"/></text:p>
      <text:p text:style-name="P10">- Tous les combien ? <text:span text:style-name="T5"><text:s/>Nous souhaitons des mises à jours régulières pour garder l’application vivante ( 4/5 fois par mois).</text:span></text:p>
      <text:p text:style-name="P10"/>
      <text:p text:style-name="P17">Comment ? </text:p>
      <text:p text:style-name="P17"/>
      <text:p text:style-name="P10">- A qu’elle fréquence et par quel moyen souhaitez vous communiquer avec votre communauté ? <text:span text:style-name="T5">Une fois par semaine lors de la création d’évènement particulier. </text:span>Hebdomadaire.</text:p>
      <text:p text:style-name="P10"/>
      <text:p text:style-name="P17">Pourquoi ? </text:p>
      <text:p text:style-name="P17"/>
      <text:p text:style-name="P10">- Dans le <text:span text:style-name="T21">but de </text:span>générer du lien et de permettre aux joueurs de challenger leur compétences.</text:p>
      <text:p text:style-name="P10"/>
      <text:p text:style-name="P10"/>
      <text:p text:style-name="P10"><text:s text:c="63"/><text:span text:style-name="T9">Veille concurrentielle </text:span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Potentiel concurrent :<text:span text:style-name="T15"> </text:span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23">Board Games Stats</text:p>
      <text:p text:style-name="P10"><text:span text:style-name="T15"/></text:p>
      <text:p text:style-name="P20">Point fort :</text:p>
      <text:p text:style-name="P20">- <text:span text:style-name="T13">Application existante depuis Juin 2017.</text:span></text:p>
      <text:p text:style-name="P10">- Clients déjà fidélisés.</text:p>
      <text:p text:style-name="P10">- Couleurs du site claires.</text:p>
      <text:p text:style-name="P10">- Propose des statistiques pour les jeux de sociétés ET pour les jeux vidéos.</text:p>
      <text:p text:style-name="P10">- A déjà un système de challenge. </text:p>
      <text:p text:style-name="P20"><text:span text:style-name="T13"/></text:p>
      <text:p text:style-name="P21">Point faible : </text:p>
      <text:p text:style-name="P10">- A un coût d’achat de 5,99€.</text:p>
      <text:p text:style-name="P10">- Beaucoup de bouton, beaucoup d’information et page très remplies.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oft-page-break/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10"><text:s text:c="2"/></text:p>
      <text:p text:style-name="P20"/>
      <text:p text:style-name="P20"><text:span text:style-name="T13"/></text:p>
      <text:p text:style-name="P23">MyGameDB</text:p>
      <text:p text:style-name="P20"><text:span text:style-name="T15"/></text:p>
      <text:p text:style-name="P20">Point fort : </text:p>
      <text:p text:style-name="P10">- Sur le marché depuis fin 2020.</text:p>
      <text:p text:style-name="P10">- Fait une analyse des prix (consoles/jeux vidéos).</text:p>
      <text:p text:style-name="P10">- Permet de créer une wishlist des jeux souhaités.</text:p>
      <text:p text:style-name="P20"><text:span text:style-name="T13"/></text:p>
      <text:p text:style-name="P21">Point faible : </text:p>
      <text:p text:style-name="P21"/>
      <text:p text:style-name="P10">- Donnes des informations basiques sur les jeux possédés (temps passé dessus, à combien de % il est avancé, le prix d’achat à l’époque de l’obtention, le prix aujourd’hui)</text:p>
      <text:p text:style-name="P10"/>
      <text:p text:style-name="P10">- Propose un système payant à 10€ pour avec un accès premium pour changer sa photo de profil, changer les photos des jeux vidéos.</text:p>
      <text:p text:style-name="P10"/>
      <text:p text:style-name="P10"/>
      <text:p text:style-name="P10"><text:span text:style-name="T16"/></text:p>
      <text:p text:style-name="P24"><text:s/></text:p>
      <text:p text:style-name="P10"/>
      <text:p text:style-name="P10"/>
      <text:p text:style-name="P10"/>
      <text:p text:style-name="P10"><text:s text:c="59"/><text:span text:style-name="T9">S.W.O.T</text:span></text:p>
      <text:p text:style-name="P10"><text:span text:style-name="T9"/></text:p>
      <text:p text:style-name="P19">Strenghs:</text:p>
      <text:p text:style-name="P10"><text:span text:style-name="T9"/></text:p>
      <text:p text:style-name="P10">- Première expérience donc exigeant</text:p>
      <text:p text:style-name="P10">- Des idées novatrices sans refaire ce que font les concurrents. </text:p>
      <text:p text:style-name="P10"><text:s text:c="2"/></text:p>
      <text:p text:style-name="P10"><text:span text:style-name="T9"/></text:p>
      <text:p text:style-name="P19">Weakness :</text:p>
      <text:p text:style-name="P10"/>
      <text:p text:style-name="P10">- Connaissance des outils.</text:p>
      <text:p text:style-name="P10">- <text:span text:style-name="T21">Le temps </text:span></text:p>
      <text:p text:style-name="P10"/>
      <text:p text:style-name="P10"><text:s/></text:p>
      <text:p text:style-name="P10"><text:span text:style-name="T17">Opportunities</text:span><text:span text:style-name="T9"> :</text:span></text:p>
      <text:p text:style-name="P10"><text:span text:style-name="T9"/></text:p>
      <text:p text:style-name="P10"><text:span text:style-name="T10">- </text:span>Nouveau donc potentiellement attirant.</text:p>
      <text:p text:style-name="P10">- Seulement deux concurrents donc une place sur le marché.</text:p>
      <text:p text:style-name="P10"><text:span text:style-name="T10"/></text:p>
      <text:p text:style-name="P19"><text:s/>Theats : <text:s/></text:p>
      <text:p text:style-name="P10"/>
      <text:p text:style-name="P10">- Autres applic<text:tab/>ation déjà présente sur le terrain, ayant fidélisé ses utilisateurs.</text:p>
      <text:p text:style-name="P10"><text:soft-page-break/></text:p>
      <text:p text:style-name="P10"/>
      <text:p text:style-name="P3"><text:span text:style-name="T12">Les contraintes :</text:span> </text:p>
      <text:p text:style-name="P13"><text:span text:style-name="T18"/></text:p>
      <text:p text:style-name="P22"><text:s/>Contraintes techniques / Êtes vous le seul a avoir un accès admin sur votre site ? <text:span text:style-name="T6">Oui, je serais le seul administrateur </text:span></text:p>
      <text:p text:style-name="P13"><text:span text:style-name="T18"/></text:p>
      <text:p text:style-name="P22">Contraintes légales et réglementaires  Contraintes de coûts / Quel est votre budget ? … </text:p>
      <text:p text:style-name="P13"><text:span text:style-name="T18"/></text:p>
      <text:p text:style-name="P13"><text:span text:style-name="T18">Contraintes de délais / Quel est la date limite de la mise en ligne de votre site ?</text:span> <text:span text:style-name="T6">Juillet 2024</text:span></text:p>
      <text:p text:style-name="P13"/>
      <text:p text:style-name="P12">Dans qu’elles temporalité souhaiteriez vous avoir avoir accès au site ? <text:span text:style-name="T6">A la date butoire </text:span></text:p>
      <text:p text:style-name="P12"><text:s/></text:p>
      <text:p text:style-name="P12">Avez-vous besoin d’un site Responsive ? (site visité par les utilisateurs smartphone)<text:span text:style-name="T5"> </text:span><text:span text:style-name="T6">L’application sera utilisable uniquement sur Smartphone. </text:span><text:span text:style-name="T5"><text:s/></text:span></text:p>
      <text:p text:style-name="P13"><text:span text:style-name="T18"/></text:p>
      <text:p text:style-name="P13"><text:span text:style-name="T6"/></text:p>
      <text:p text:style-name="P12">Souhaitez vous que votre site soit entièrement visible par les utilisateurs ou de manière partielle ? <text:span text:style-name="T6">De manière partielle, ils n’auront pas de droit administrateur. </text:span></text:p>
      <text:p text:style-name="P10"/>
      <text:p text:style-name="P6">La charte graphique :</text:p>
      <text:p text:style-name="P16"/>
      <text:p text:style-name="P15">Souhaitez vous garder votre logo ou le retravailler ? <text:span text:style-name="T5">E</text:span><text:span text:style-name="T6">n faire un nouveau</text:span></text:p>
      <text:p text:style-name="P15"/>
      <text:p text:style-name="P15">Qu’elle police d’écriture pour votre <text:span text:style-name="T19">site</text:span>? <text:span text:style-name="T5">...</text:span></text:p>
      <text:p text:style-name="P15"/>
      <text:p text:style-name="P15">Qu’elles palettes de couleur souhaitez vous incorporer ? <text:span text:style-name="T6">Les couleurs du logo pour éviter trop de couleurs </text:span></text:p>
      <text:p text:style-name="P15"/>
      <text:p text:style-name="P15">Pensez vous insérer des photos et vidéos ? <text:span text:style-name="T6">Oui, des photos des jeux vidéos.</text:span></text:p>
      <text:p text:style-name="P15"/>
      <text:p text:style-name="P15">Détails des transitions et boutons interactifs ? <text:span text:style-name="T6">Bouton interractifs et transitions d’une page à l’autre.</text:span></text:p>
      <text:p text:style-name="P15"/>
      <text:p text:style-name="P4"/>
      <text:p text:style-name="P5"><text:span text:style-name="T11">La charte éditoriale :</text:span><text:span text:style-name="T14"> </text:span></text:p>
      <text:p text:style-name="P14"/>
      <text:p text:style-name="P14">Voulez-vous créer une communauté et réseaux sociaux ? <text:span text:style-name="T6">Oui, faire une partie « communauté » pour un accès libre aux messages, commentaires, de chaque utilisateurs. </text:span></text:p>
      <text:p text:style-name="P14"/>
      <text:p text:style-name="P14">Voulez-vous faire appel à des outils commerciaux pour une plus grande visibilité de votre commerce ? <text:span text:style-name="T6">Il n’y aura pas de vente sur cette application. </text:span></text:p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3T16:06:34.657000000</meta:creation-date>
    <dc:date>2023-12-20T16:31:59.561000000</dc:date>
    <meta:editing-duration>PT9H18M33S</meta:editing-duration>
    <meta:editing-cycles>4</meta:editing-cycles>
    <meta:generator>LibreOffice/7.6.2.1$Windows_X86_64 LibreOffice_project/56f7684011345957bbf33a7ee678afaf4d2ba333</meta:generator>
    <meta:document-statistic meta:table-count="0" meta:image-count="0" meta:object-count="0" meta:page-count="4" meta:paragraph-count="89" meta:word-count="724" meta:character-count="4400" meta:non-whitespace-character-count="3542"/>
  </office:meta>
</office:document-meta>
</file>